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3e6c" officeooo:paragraph-rsid="00193e6c"/>
    </style:style>
    <style:style style:name="P2" style:family="paragraph" style:parent-style-name="Standard">
      <style:text-properties officeooo:rsid="00198e86" officeooo:paragraph-rsid="00198e86"/>
    </style:style>
    <style:style style:name="P3" style:family="paragraph" style:parent-style-name="Standard">
      <style:text-properties officeooo:rsid="001ce3c0" officeooo:paragraph-rsid="001ce3c0"/>
    </style:style>
    <style:style style:name="P4" style:family="paragraph" style:parent-style-name="Standard">
      <style:text-properties officeooo:rsid="001d41e2" officeooo:paragraph-rsid="001d41e2"/>
    </style:style>
    <style:style style:name="P5" style:family="paragraph" style:parent-style-name="Standard">
      <style:text-properties officeooo:rsid="001dfbf7" officeooo:paragraph-rsid="001dfbf7"/>
    </style:style>
    <style:style style:name="P6" style:family="paragraph" style:parent-style-name="Standard">
      <style:text-properties officeooo:rsid="002071d9" officeooo:paragraph-rsid="002071d9"/>
    </style:style>
    <style:style style:name="P7" style:family="paragraph" style:parent-style-name="Standard">
      <style:text-properties officeooo:rsid="0022372e" officeooo:paragraph-rsid="00244dc7"/>
    </style:style>
    <style:style style:name="P8" style:family="paragraph" style:parent-style-name="Standard">
      <style:text-properties fo:font-style="normal" officeooo:rsid="00244dc7" officeooo:paragraph-rsid="00244dc7" style:font-style-asian="normal" style:font-style-complex="normal"/>
    </style:style>
    <style:style style:name="P9" style:family="paragraph" style:parent-style-name="Standard">
      <style:text-properties officeooo:rsid="0023f982" officeooo:paragraph-rsid="00244dc7"/>
    </style:style>
    <style:style style:name="P10" style:family="paragraph" style:parent-style-name="Standard">
      <style:paragraph-properties fo:break-before="page"/>
      <style:text-properties officeooo:rsid="00198e86" officeooo:paragraph-rsid="00198e86"/>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5e6f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tinvarianz des Bremsen, Untersuchen mit Experiment?</text:p>
      <text:p text:style-name="P1">- Lösungsansätze für die Teilschritte und Probleme dabei</text:p>
      <text:p text:style-name="P1">- Modellierung der Teilschritte</text:p>
      <text:p text:style-name="P1"/>
      <text:p text:style-name="P2"/>
      <text:p text:style-name="P10">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2"/>
      <text:p text:style-name="P3">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3"/>
      <text:p text:style-name="P4">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5"/>
      <text:p text:style-name="P5">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3"/>
      <text:p text:style-name="P6">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6"/>
      <text:p text:style-name="P7">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text:span><text:soft-page-break/><text:span text:style-name="T6">Bremsgeschwindigkeit muss in ausreichend kleinen Schritten erfolgen, um zu vermeiden, dass der Lernprozess oszillieren beginnt. </text:span></text:p>
      <text:p text:style-name="P7"/>
      <text:p text:style-name="P9">Die Ausgangsgeschwindigkeit kann mithilfe eines simplen Modells berechnet werden, welches auf den Prinzipien der Impuls- und Energieerhaltung basiert. Zunächst wird die Annahme getroffen, dass der Impuls der Schwungmasse <text:s/><text:span text:style-name="T7">durch den Bremsprozess vollständig auf den</text:span></text:p>
      <text:p text:style-name="P7"/>
      <text:p text:style-name="P8"><draw:frame draw:style-name="fr1" draw:name="Object1" text:anchor-type="as-char" svg:y="-0.377cm" svg:width="1.505cm" svg:height="0.531cm" draw:z-index="0"><draw:object xlink:href="./Object 1" xlink:type="simple" xlink:show="embed" xlink:actuate="onLoad"/><draw:image xlink:href="./ObjectReplacements/Object 1" xlink:type="simple" xlink:show="embed" xlink:actuate="onLoad"/></draw:frame></text:p>
      <text:p text:style-name="P8"><draw:frame draw:style-name="fr1" draw:name="Object2" text:anchor-type="as-char" svg:y="-0.377cm" svg:width="2.157cm" svg:height="0.531cm" draw:z-index="1"><draw:object xlink:href="./Object 2" xlink:type="simple" xlink:show="embed" xlink:actuate="onLoad"/><draw:image xlink:href="./ObjectReplacements/Object 2" xlink:type="simple" xlink:show="embed" xlink:actuate="onLoad"/></draw:frame><draw:frame draw:style-name="fr1" draw:name="Object3" text:anchor-type="as-char" svg:y="-0.377cm" svg:width="1.96cm" svg:height="0.531cm"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18T13:25:37.620000000</dc:date>
    <meta:editing-duration>PT1H57M32S</meta:editing-duration>
    <meta:editing-cycles>4</meta:editing-cycles>
    <meta:document-statistic meta:table-count="0" meta:image-count="0" meta:object-count="3" meta:page-count="3" meta:paragraph-count="12" meta:word-count="594" meta:character-count="4562" meta:non-whitespace-character-count="3973"/>
  </office:meta>
</office:document-meta>
</file>

<file path=Object 1/content.xml><?xml version="1.0" encoding="utf-8"?>
<math xmlns="http://www.w3.org/1998/Math/MathML" display="block">
  <semantics>
    <mrow>
      <msub>
        <mi>p</mi>
        <mi>W</mi>
      </msub>
      <mo stretchy="false">=</mo>
      <msub>
        <mi>p</mi>
        <mi>R</mi>
      </msub>
    </mrow>
    <annotation encoding="StarMath 5.0">p_W = p_R</annotation>
  </semantics>
</math>
</file>

<file path=Object 2/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 </annotation>
  </semantics>
</math>
</file>

<file path=Object 3/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